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e79" officeooo:paragraph-rsid="0019be79"/>
    </style:style>
    <style:style style:name="P2" style:family="paragraph" style:parent-style-name="Standard">
      <style:text-properties officeooo:rsid="0019be79" officeooo:paragraph-rsid="0019be79"/>
    </style:style>
    <style:style style:name="P3" style:family="paragraph" style:parent-style-name="Standard">
      <style:text-properties officeooo:rsid="0019be79" officeooo:paragraph-rsid="00201b83"/>
    </style:style>
    <style:style style:name="P4" style:family="paragraph" style:parent-style-name="Standard">
      <style:text-properties officeooo:rsid="0019be79" officeooo:paragraph-rsid="0021592d"/>
    </style:style>
    <style:style style:name="P5" style:family="paragraph" style:parent-style-name="Standard">
      <style:text-properties officeooo:rsid="0019be79" officeooo:paragraph-rsid="0024c066"/>
    </style:style>
    <style:style style:name="P6" style:family="paragraph" style:parent-style-name="Standard">
      <style:text-properties officeooo:rsid="0021592d" officeooo:paragraph-rsid="0021592d"/>
    </style:style>
    <style:style style:name="P7" style:family="paragraph" style:parent-style-name="Standard">
      <style:text-properties officeooo:rsid="00248042" officeooo:paragraph-rsid="00248042"/>
    </style:style>
    <style:style style:name="P8" style:family="paragraph" style:parent-style-name="Standard">
      <style:text-properties officeooo:rsid="0024c066" officeooo:paragraph-rsid="0024c066"/>
    </style:style>
    <style:style style:name="P9" style:family="paragraph" style:parent-style-name="Standard">
      <style:text-properties officeooo:rsid="0024c066" officeooo:paragraph-rsid="00263af5"/>
    </style:style>
    <style:style style:name="P10" style:family="paragraph" style:parent-style-name="Standard">
      <style:text-properties officeooo:rsid="00263af5" officeooo:paragraph-rsid="00263af5"/>
    </style:style>
    <style:style style:name="P11" style:family="paragraph" style:parent-style-name="Standard" style:master-page-name="">
      <style:paragraph-properties fo:margin-left="0.5in" fo:margin-right="0in" fo:text-indent="0in" style:auto-text-indent="false" style:page-number="auto"/>
      <style:text-properties officeooo:rsid="0019be79" officeooo:paragraph-rsid="0021592d"/>
    </style:style>
    <style:style style:name="P12" style:family="paragraph" style:parent-style-name="Standard">
      <style:paragraph-properties fo:margin-left="0.5in" fo:margin-right="0in" fo:text-indent="0in" style:auto-text-indent="false"/>
      <style:text-properties officeooo:rsid="0022183c" officeooo:paragraph-rsid="0022183c"/>
    </style:style>
    <style:style style:name="P13" style:family="paragraph" style:parent-style-name="Standard">
      <style:paragraph-properties fo:margin-left="0.5in" fo:margin-right="0in" fo:text-indent="0in" style:auto-text-indent="false"/>
      <style:text-properties officeooo:rsid="002364f6" officeooo:paragraph-rsid="002364f6"/>
    </style:style>
    <style:style style:name="P14" style:family="paragraph" style:parent-style-name="Standard">
      <style:paragraph-properties fo:margin-left="0.5in" fo:margin-right="0in" fo:text-indent="0in" style:auto-text-indent="false"/>
      <style:text-properties officeooo:rsid="00248042" officeooo:paragraph-rsid="00248042"/>
    </style:style>
    <style:style style:name="P15" style:family="paragraph" style:parent-style-name="Standard" style:master-page-name="">
      <style:paragraph-properties fo:margin-left="0.5in" fo:margin-right="0in" fo:text-indent="0in" style:auto-text-indent="false" style:page-number="auto"/>
      <style:text-properties officeooo:rsid="002364f6" officeooo:paragraph-rsid="00248042"/>
    </style:style>
    <style:style style:name="P16" style:family="paragraph" style:parent-style-name="Standard" style:master-page-name="">
      <style:paragraph-properties fo:margin-left="0.5in" fo:margin-right="0in" fo:text-indent="0in" style:auto-text-indent="false" style:page-number="auto"/>
      <style:text-properties officeooo:rsid="0019be79" officeooo:paragraph-rsid="0019be79"/>
    </style:style>
    <style:style style:name="P17"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18"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19"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20"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21"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22" style:family="paragraph" style:parent-style-name="Standard" style:master-page-name="">
      <style:paragraph-properties fo:margin-left="0.25in" fo:margin-right="0in" fo:text-indent="0in" style:auto-text-indent="false" style:page-number="auto"/>
      <style:text-properties officeooo:rsid="0019be79" officeooo:paragraph-rsid="0021592d"/>
    </style:style>
    <style:style style:name="P23" style:family="paragraph" style:parent-style-name="Standard" style:master-page-name="">
      <style:paragraph-properties fo:margin-left="0.5in" fo:margin-right="0in" fo:text-indent="-0.5in" style:auto-text-indent="false" style:page-number="auto"/>
      <style:text-properties officeooo:rsid="0019be79" officeooo:paragraph-rsid="0019be79"/>
    </style:style>
    <style:style style:name="P24" style:family="paragraph" style:parent-style-name="Standard" style:master-page-name="">
      <style:paragraph-properties fo:margin-left="0.5in" fo:margin-right="0in" fo:text-indent="-0.5in" style:auto-text-indent="false" style:page-number="auto">
        <style:tab-stops>
          <style:tab-stop style:position="0.5016in"/>
        </style:tab-stops>
      </style:paragraph-properties>
      <style:text-properties officeooo:rsid="0024c066" officeooo:paragraph-rsid="00263af5"/>
    </style:style>
    <style:style style:name="P25" style:family="paragraph" style:parent-style-name="Standard" style:master-page-name="">
      <style:paragraph-properties fo:margin-left="0.5in" fo:margin-right="0in" fo:text-indent="-0.5in" style:auto-text-indent="false" style:page-number="auto"/>
      <style:text-properties officeooo:rsid="0024c066" officeooo:paragraph-rsid="00263af5"/>
    </style:style>
    <style:style style:name="T1" style:family="text">
      <style:text-properties officeooo:rsid="00201b83"/>
    </style:style>
    <style:style style:name="T2" style:family="text">
      <style:text-properties officeooo:rsid="0021592d"/>
    </style:style>
    <style:style style:name="T3" style:family="text">
      <style:text-properties officeooo:rsid="0022183c"/>
    </style:style>
    <style:style style:name="T4" style:family="text">
      <style:text-properties officeooo:rsid="00248042"/>
    </style:style>
    <style:style style:name="T5" style:family="text">
      <style:text-properties officeooo:rsid="0024c066"/>
    </style:style>
    <style:style style:name="T6" style:family="text">
      <style:text-properties officeooo:rsid="00263a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PWHsim Usage</text:p>
      <text:p text:style-name="P1"/>
      <text:p text:style-name="P1">Interface</text:p>
      <text:p text:style-name="P3"><text:tab/><text:span text:style-name="T1">Using the HPWH simulation in your own C++ code is quite simple. <text:s/>The HPWH.hh header contains all the necessary functions and definitions. <text:s/></text:span></text:p>
      <text:p text:style-name="P3"/>
      <text:p text:style-name="P6">1. <text:s/>First, declare a HPWH object.</text:p>
      <text:p text:style-name="P6">2. <text:s/>Use either of the member functions HPWHinit_preset or HPWHinit_file to intialize the hpwh <text:tab/>object. <text:tab/> Descriptions of these two functions are provided later in this document.</text:p>
      <text:p text:style-name="P4"><text:span text:style-name="T2">3. <text:s/>Run the simulation. <text:s/>There are two functions used for this. <text:s/>The primary function is runOneStep,</text:span></text:p>
      <text:p text:style-name="P11"><text:span text:style-name="T2">which takes arguments for the water inlet temperature in Celsius, the volume of water to be withdrawn this step in liters, the ambient temperature in Celsius, the external (evaporator) temperature in Celsius, the Demand Response status, and the length of time in minutes of this step. <text:s/></text:span></text:p>
      <text:p text:style-name="P12">RunNSteps takes an additional argument, the number of steps to run, and calls runOneStep that many times, aggregating the outputs as appropriate. <text:s/></text:p>
      <text:p text:style-name="P4"/>
      <text:p text:style-name="P22"><text:span text:style-name="T3">Note: <text:s/>Although using runOneStep with 20 minutes per step and runNSteps with 20 steps at 1 minute per step both run 20 minute of simulation, the results will be far different.</text:span></text:p>
      <text:p text:style-name="P4"/>
      <text:p text:style-name="P15">There is an alternate version of runOneStep that takes four inputs. <text:s/>This version uses stored variables for <text:span text:style-name="T4">the inlet temperature and the minutes per step. <text:s/>The stored variables must be set using the setting functions setInletT and setMinutesPerStep; <text:s/>they do not change unless these functions are called. <text:s/></text:span></text:p>
      <text:p text:style-name="P13"/>
      <text:p text:style-name="P13"/>
      <text:p text:style-name="P4">discuss “units” facilities here?</text:p>
      <text:p text:style-name="P1"/>
      <text:p text:style-name="P23"><text:span text:style-name="T4">4. <text:s/>Get the out</text:span>puts. <text:s/><text:span text:style-name="T4">The hpwh object holds all of the outputs from the step (or steps, for runNsteps) that was run last. <text:s/>These are access through the following functions:</text:span></text:p>
      <text:p text:style-name="P16"/>
      <text:p text:style-name="P14">getTankNodeTemp – returns the temp of the specified node</text:p>
      <text:p text:style-name="P14">getNthSimTcouple – the node temps are averaged to six locations, returns the specified one of these</text:p>
      <text:p text:style-name="P14"/>
      <text:p text:style-name="P14">getNthHeatSourceEnergyInput – returns the energy (eletrical) input into the Nth heat source</text:p>
      <text:p text:style-name="P17">getNthHeatSourceEnergyOutput – returns the energy output (heat) from the Nth heat source</text:p>
      <text:p text:style-name="P14"/>
      <text:p text:style-name="P17">getNthHeatSourceRunTime – returns the length of time the Nth heat source ran last step</text:p>
      <text:p text:style-name="P14">isNthHeatSourceRunning – returns whether or not the Nth heat source is still running</text:p>
      <text:p text:style-name="P14"/>
      <text:p text:style-name="P17">getOutletTemp – returns the average temp of outlet water over the last step – 0 for no draws</text:p>
      <text:p text:style-name="P17">getEnergyRemovedFromEnvironment – returns the energy removed from the environment</text:p>
      <text:p text:style-name="P17">getStandbyLosses – returns the energy lost from the water through the tank walls</text:p>
      <text:p text:style-name="P1"/>
      <text:p text:style-name="P1"/>
      <text:p text:style-name="P1"/>
      <text:p text:style-name="P1"/>
      <text:p text:style-name="P1"/>
      <text:p text:style-name="P1"><text:soft-page-break/>Model Specification</text:p>
      <text:p text:style-name="P1"><text:span text:style-name="T4">HPWHinit_presets</text:span> <text:span text:style-name="T4">allows for a fully specified water heater model to be selected and initialized. <text:s/>The choices are enumerated by the enum MODELS. <text:s/>Currently the available choices are: <text:s/></text:span></text:p>
      <text:p text:style-name="P7"/>
      <text:p text:style-name="P7">These are used for testing and should not be expected to provide realistic results</text:p>
      <text:p text:style-name="P7">MODELS_restankNoUA, MODELS_restankHugeUA, MODELS_restankRealistic, MODELS_basicIntegrated, MODELS_externalTest</text:p>
      <text:p text:style-name="P7"/>
      <text:p text:style-name="P7">These models are based on real tanks and measured lab data </text:p>
      <text:p text:style-name="P7">MODELS_Voltex60 - this is the Ecotope model for the 60 gallon Voltex HPWH</text:p>
      <text:p text:style-name="P7">MODELS_Voltex80 - this is the Ecotope model for the Voltex 80 gallon tank</text:p>
      <text:p text:style-name="P7">MODELS_GEGeospring - this is the Ecotope model for the Original GE HPWH</text:p>
      <text:p text:style-name="P7">MODELS_SandenGES - this is the Ecotope model for the Sanden 40 gallon CO2 external heat pump</text:p>
      <text:p text:style-name="P7">MODELS_SandenGAU - this is the Ecotope model for the Sanden 80 gallon CO2 external heat pump</text:p>
      <text:p text:style-name="P1"/>
      <text:p text:style-name="P1"/>
      <text:p text:style-name="P1"/>
      <text:p text:style-name="P5"><text:span text:style-name="T5">HPWHinit_</text:span>file <text:span text:style-name="T5">allows for a run time specification of all </text:span>parameters and values <text:span text:style-name="T5">used to run a HPWH. <text:s/>The function takes a filename argument and processes the text in this file to calculate parameters for the HPWH model. <text:s/>The specification is based on keywords and values. <text:s/>As described here, the quoted strings represent the keys, and %d, %f, etc. are the values. <text:s/></text:span></text:p>
      <text:p text:style-name="P1"/>
      <text:p text:style-name="P1">%<text:span text:style-name="T5">d – an integer</text:span></text:p>
      <text:p text:style-name="P1">%<text:span text:style-name="T5">f – a decimal number-of-showers</text:span></text:p>
      <text:p text:style-name="P5">%<text:span text:style-name="T5">s – a string for units - gal, L, F, C, kJperHrC</text:span></text:p>
      <text:p text:style-name="P1">%<text:span text:style-name="T5">b – the string “true” or “false”</text:span></text:p>
      <text:p text:style-name="P1"/>
      <text:p text:style-name="P8">“#” - if this starts a line, that line is a comment and will be skipped</text:p>
      <text:p text:style-name="P8">“” - blank lines will also be skipped</text:p>
      <text:p text:style-name="P8">"numNodes %d" – the number of nodes</text:p>
      <text:p text:style-name="P8">"volume %d %s" – the tank volume, and its units</text:p>
      <text:p text:style-name="P8">"UA %d %s" – the UA of the tank and its units, currently only specifiable as kJperHrC</text:p>
      <text:p text:style-name="P8">"depressTemp %b" – whether or not the temperature depression ability should be used</text:p>
      <text:p text:style-name="P8">"mixOnDraw %b" – whether or not the bottom of the tank should mix when draws occur</text:p>
      <text:p text:style-name="P8">"setpoint %f %s" – the setpoint of the tank</text:p>
      <text:p text:style-name="P8">"verbosity %s" – the verbosity; accepts "silent", "reluctant", "typical", or "emetic"</text:p>
      <text:p text:style-name="P8">"numHeatSources %d" – the number of heat sources</text:p>
      <text:p text:style-name="P8"/>
      <text:p text:style-name="P8">The follow commands apply specifically to heat sources and must be preceded <text:span text:style-name="T6">(in the same line) </text:span>by:</text:p>
      <text:p text:style-name="P8">“heatsource %d" where the integer given refers to one of the heat sources</text:p>
      <text:p text:style-name="P8"/>
      <text:p text:style-name="P8">"isVIP %<text:span text:style-name="T6">b</text:span>" – <text:span text:style-name="T6">if the heat source is a VIP or not</text:span></text:p>
      <text:p text:style-name="P8">"isOn %<text:span text:style-name="T6">b</text:span>" – <text:span text:style-name="T6">if the heat source is currently running</text:span></text:p>
      <text:p text:style-name="P9">"type %<text:span text:style-name="T6">s</text:span>" – <text:span text:style-name="T6">the type of the heat source: </text:span>"resistor" <text:span text:style-name="T6">or</text:span> "compressor"</text:p>
      <text:p text:style-name="P9">"coilConfig %<text:span text:style-name="T6">s</text:span>" – <text:span text:style-name="T6">the configuration of the heat source's coils: </text:span>"wrapped", "submerged", <text:s/><text:span text:style-name="T6">or </text:span>"external"</text:p>
      <text:p text:style-name="P9">"condensity %<text:span text:style-name="T6">d</text:span> %<text:span text:style-name="T6">d</text:span> %<text:span text:style-name="T6">d</text:span> %<text:span text:style-name="T6">d</text:span> %<text:span text:style-name="T6">d</text:span> %<text:span text:style-name="T6">d</text:span> %<text:span text:style-name="T6">d</text:span> %<text:span text:style-name="T6">d</text:span> %<text:span text:style-name="T6">d</text:span> %<text:span text:style-name="T6">d</text:span> %<text:span text:style-name="T6">d</text:span> %<text:span text:style-name="T6">d</text:span>" – <text:span text:style-name="T6">the twelve values of the condensity</text:span></text:p>
      <text:p text:style-name="P9">"T1 %<text:span text:style-name="T6">d %s</text:span>" – <text:span text:style-name="T6">the first temperature for the heat source's COP and input power curves, and the units</text:span></text:p>
      <text:p text:style-name="P9">"T<text:span text:style-name="T6">2</text:span> %<text:span text:style-name="T6">d %s</text:span>" – <text:span text:style-name="T6">the second temperature for the heat source's COP and input power curves, and the units</text:span></text:p>
      <text:p text:style-name="P8"/>
      <text:p text:style-name="P10"><text:soft-page-break/>The following are the coefficients for the input power and COP curves – units are not specifiable</text:p>
      <text:p text:style-name="P8">"inPowT1const %<text:span text:style-name="T6">f”</text:span></text:p>
      <text:p text:style-name="P8">"inPowT1lin %<text:span text:style-name="T6">f</text:span>"</text:p>
      <text:p text:style-name="P8">"inPowT1quad %<text:span text:style-name="T6">f</text:span>"</text:p>
      <text:p text:style-name="P8">"inPowT2const %<text:span text:style-name="T6">f</text:span>"</text:p>
      <text:p text:style-name="P8">"inPowT2lin %<text:span text:style-name="T6">f</text:span>"</text:p>
      <text:p text:style-name="P8">"inPowT2quad %<text:span text:style-name="T6">f</text:span>"</text:p>
      <text:p text:style-name="P8">"copT1const %<text:span text:style-name="T6">f</text:span>"</text:p>
      <text:p text:style-name="P8">"copT1lin %<text:span text:style-name="T6">f</text:span>"</text:p>
      <text:p text:style-name="P8">"copT1quad %<text:span text:style-name="T6">f</text:span>"</text:p>
      <text:p text:style-name="P8">"copT2const %<text:span text:style-name="T6">f</text:span>"</text:p>
      <text:p text:style-name="P8">"copT2lin %<text:span text:style-name="T6">f</text:span>"</text:p>
      <text:p text:style-name="P8">"copT2quad %<text:span text:style-name="T6">f</text:span>"</text:p>
      <text:p text:style-name="P8"/>
      <text:p text:style-name="P8"/>
      <text:p text:style-name="P8">"hysteresis %<text:span text:style-name="T6">f %s</text:span>" – <text:span text:style-name="T6">the hysteresis (see Tips and Tricks</text:span>) <text:span text:style-name="T6">and units</text:span></text:p>
      <text:p text:style-name="P8">"backupSource %<text:span text:style-name="T6">d</text:span>" – <text:span text:style-name="T6">the number of the heat source that is the backup to this heat source</text:span></text:p>
      <text:p text:style-name="P8"/>
      <text:p text:style-name="P8"/>
      <text:p text:style-name="P24">"onlogic %<text:span text:style-name="T6">s %f %s</text:span>" – <text:span text:style-name="T6">a logical specifier for heat source engaging conditions. <text:s/>The first string chooses the logic and the number chooses the setpoint, followed by its units. <text:s/>Currently available on-logics are: <text:s/></text:span>"topThird", "bottomThird", <text:span text:style-name="T6">and </text:span>"standby"</text:p>
      <text:p text:style-name="P9"/>
      <text:p text:style-name="P25">"offlogic %<text:span text:style-name="T6">s %f %s</text:span>" – <text:span text:style-name="T6">a logical specified for heat source turn-off conditions. <text:s/>The first string chooses the logic and the number chooses the setpoint, followed by its units. <text:s/>Currently available off-logics are: </text:span>"lowT", "lowTreheat", "bottomNodeMaxTemp", "bottomTwelthMaxTemp", "largeDr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6:57:45.335826155</meta:creation-date>
    <dc:date>2016-02-19T18:18:48.609093520</dc:date>
    <meta:editing-duration>P2DT5H52M31S</meta:editing-duration>
    <meta:editing-cycles>5</meta:editing-cycles>
    <meta:generator>LibreOffice/4.2.8.2$Linux_X86_64 LibreOffice_project/420m0$Build-2</meta:generator>
    <meta:document-statistic meta:table-count="0" meta:image-count="0" meta:object-count="0" meta:page-count="3" meta:paragraph-count="72" meta:word-count="949" meta:character-count="6004" meta:non-whitespace-character-count="5052"/>
  </office:meta>
</office:document-meta>
</file>